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15.822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52"/>
    <style:style style:name="ce4" style:family="table-cell" style:parent-style-name="Default" style:data-style-name="N52">
      <style:table-cell-properties fo:background-color="#ffff00"/>
    </style:style>
    <style:style style:name="ce5" style:family="table-cell" style:parent-style-name="Default" style:data-style-name="N84"/>
    <style:style style:name="ce6" style:family="table-cell" style:parent-style-name="Default" style:data-style-name="N84">
      <style:table-cell-properties fo:background-color="#ffff00"/>
    </style:style>
    <style:style style:name="ce7" style:family="table-cell" style:parent-style-name="Default" style:data-style-name="N52">
      <style:table-cell-properties fo:wrap-option="wrap"/>
    </style:style>
    <style:style style:name="ce8" style:family="table-cell" style:parent-style-name="Default">
      <style:table-cell-properties fo:background-color="#fff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data_consulta</text:p>
          </table:table-cell>
          <table:table-cell table:style-name="ce1" office:value-type="string" calcext:value-type="string">
            <text:p>data_autalizacao</text:p>
          </table:table-cell>
          <table:table-cell office:value-type="string" calcext:value-type="string">
            <text:p>obs</text:p>
          </table:table-cell>
          <table:table-cell table:style-name="ce1" office:value-type="string" calcext:value-type="string">
            <text:p>fonte</text:p>
          </table:table-cell>
          <table:table-cell table:style-name="ce1" office:value-type="string" calcext:value-type="string">
            <text:p>fonte_url</text:p>
          </table:table-cell>
          <table:table-cell table:style-name="ce1" office:value-type="string" calcext:value-type="string">
            <text:p>uti_total_oferta</text:p>
          </table:table-cell>
          <table:table-cell table:style-name="ce1" office:value-type="string" calcext:value-type="string">
            <text:p>uti_total_bloquada</text:p>
          </table:table-cell>
          <table:table-cell table:style-name="ce1" office:value-type="string" calcext:value-type="string">
            <text:p>uti_total_ocupada</text:p>
          </table:table-cell>
          <table:table-cell table:style-name="ce1" office:value-type="string" calcext:value-type="string">
            <text:p>pct_uti_total_ocupada</text:p>
          </table:table-cell>
          <table:table-cell table:style-name="ce1" office:value-type="string" calcext:value-type="string">
            <text:p>uti_adulto_oferta</text:p>
          </table:table-cell>
          <table:table-cell table:style-name="ce1" office:value-type="string" calcext:value-type="string">
            <text:p>uti_adulto_bloqueada</text:p>
          </table:table-cell>
          <table:table-cell table:style-name="ce1" office:value-type="string" calcext:value-type="string">
            <text:p>uti_adulto_ocupada</text:p>
          </table:table-cell>
          <table:table-cell table:style-name="ce1" office:value-type="string" calcext:value-type="string">
            <text:p>pct_uti_adulto_ocupada</text:p>
          </table:table-cell>
          <table:table-cell table:style-name="ce1" office:value-type="string" calcext:value-type="string">
            <text:p>uti_pediatrica_oferta</text:p>
          </table:table-cell>
          <table:table-cell table:style-name="ce1" office:value-type="string" calcext:value-type="string">
            <text:p>uti_pediatrica_bloqueada</text:p>
          </table:table-cell>
          <table:table-cell table:style-name="ce1" office:value-type="string" calcext:value-type="string">
            <text:p>uti_pediatrica_ocupada</text:p>
          </table:table-cell>
          <table:table-cell table:style-name="ce1" office:value-type="string" calcext:value-type="string">
            <text:p>pct_uti_pediatrica_ocupada</text:p>
          </table:table-cell>
          <table:table-cell table:style-name="ce1" office:value-type="string" calcext:value-type="string">
            <text:p>uti_covid_total_oferta</text:p>
          </table:table-cell>
          <table:table-cell table:style-name="ce1" office:value-type="string" calcext:value-type="string">
            <text:p>uti_covid_total_ocupada</text:p>
          </table:table-cell>
          <table:table-cell table:style-name="ce1" office:value-type="string" calcext:value-type="string">
            <text:p>uti_covid_total_bloqueada</text:p>
          </table:table-cell>
          <table:table-cell table:style-name="ce1" office:value-type="string" calcext:value-type="string">
            <text:p>pct_uti_covid_total_ocupada</text:p>
          </table:table-cell>
          <table:table-cell table:style-name="ce1" office:value-type="string" calcext:value-type="string">
            <text:p>uti_covid_adulto_oferta</text:p>
          </table:table-cell>
          <table:table-cell table:style-name="ce1" office:value-type="string" calcext:value-type="string">
            <text:p>uti_covid_adulto_ocupada</text:p>
          </table:table-cell>
          <table:table-cell table:style-name="ce1" office:value-type="string" calcext:value-type="string">
            <text:p>pct_uti_covid_adulto_ocupada</text:p>
          </table:table-cell>
          <table:table-cell table:style-name="ce1" office:value-type="string" calcext:value-type="string">
            <text:p>uti_covid_pediatrica_oferta</text:p>
          </table:table-cell>
          <table:table-cell table:style-name="ce1" office:value-type="string" calcext:value-type="string">
            <text:p>uti_covid_pediatrica_ocupada</text:p>
          </table:table-cell>
          <table:table-cell table:style-name="ce1" office:value-type="string" calcext:value-type="string">
            <text:p>pct_uti_covid_pediatrica_ocupada</text:p>
          </table:table-cell>
          <table:table-cell table:style-name="ce1" table:number-columns-repeated="996"/>
        </table:table-row>
        <table:table-row table:style-name="ro2">
          <table:table-cell office:value-type="string" calcext:value-type="string">
            <text:p>MT</text:p>
          </table:table-cell>
          <table:table-cell table:style-name="ce3" office:value-type="date" office:date-value="2021-03-10T10:52:00" calcext:value-type="date">
            <text:p>2021-03-10 10:52:00</text:p>
          </table:table-cell>
          <table:table-cell table:style-name="ce3" office:value-type="date" office:date-value="2021-03-09T17:37:39" calcext:value-type="date">
            <text:p>2021-03-09 17:37:39</text:p>
          </table:table-cell>
          <table:table-cell table:style-name="ce7"/>
          <table:table-cell office:value-type="string" calcext:value-type="string">
            <text:p>Painel Covid-19, Secretaria do Estado de Saúde de Mato Grosso</text:p>
          </table:table-cell>
          <table:table-cell office:value-type="string" calcext:value-type="string">
            <text:p>http://www.saude.mt.gov.br/painelcovidmt2/</text:p>
          </table:table-cell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table:formula="of:=[.I2]/[.G2]" office:value-type="float" office:value="0.953815261044177" calcext:value-type="float">
            <text:p>0,953815261044177</text:p>
          </table:table-cell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office:value-type="float" office:value="469" calcext:value-type="float">
            <text:p>469</text:p>
          </table:table-cell>
          <table:table-cell office:value-type="float" office:value="0.949" calcext:value-type="float">
            <text:p>0,9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MA</text:p>
          </table:table-cell>
          <table:table-cell table:style-name="ce3" office:value-type="date" office:date-value="2021-03-10T11:01:00" calcext:value-type="date">
            <text:p>2021-03-10 11:01:00</text:p>
          </table:table-cell>
          <table:table-cell/>
          <table:table-cell office:value-type="string" calcext:value-type="string">
            <text:p>O painel é inconsistente internamente: em um local a somatória de pacientes em UTI é de 350; em outro, é 475.</text:p>
          </table:table-cell>
          <table:table-cell office:value-type="string" calcext:value-type="string">
            <text:p>Painel Coronavírus, Secretaria de Saúde</text:p>
          </table:table-cell>
          <table:table-cell office:value-type="string" calcext:value-type="string">
            <text:p>https://painel-covid19.saude.ma.gov.br/casos</text:p>
          </table:table-cell>
          <table:table-cell table:number-columns-repeated="12"/>
          <table:table-cell table:formula="of:=179+231" office:value-type="float" office:value="410" calcext:value-type="float">
            <text:p>410</text:p>
          </table:table-cell>
          <table:table-cell table:formula="of:=166+184" office:value-type="float" office:value="350" calcext:value-type="float">
            <text:p>350</text:p>
          </table:table-cell>
          <table:table-cell/>
          <table:table-cell table:formula="of:=[.T3]/[.S3]" office:value-type="float" office:value="0.853658536585366" calcext:value-type="float">
            <text:p>0,85365853658536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" office:value-type="date" office:date-value="2021-03-10T11:06:00" calcext:value-type="date">
            <text:p>2021-03-10 11:06:00</text:p>
          </table:table-cell>
          <table:table-cell table:style-name="ce3" office:value-type="date" office:date-value="2021-03-09T19:22:00" calcext:value-type="date">
            <text:p>2021-03-09 19:22:00</text:p>
          </table:table-cell>
          <table:table-cell/>
          <table:table-cell office:value-type="string" calcext:value-type="string">
            <text:p>Painel SEI Covid</text:p>
          </table:table-cell>
          <table:table-cell office:value-type="string" calcext:value-type="string">
            <text:p>https://infovis.sei.ba.gov.br/covid19/</text:p>
          </table:table-cell>
          <table:table-cell table:number-columns-repeated="12"/>
          <table:table-cell office:value-type="float" office:value="1211" calcext:value-type="float">
            <text:p>1211</text:p>
          </table:table-cell>
          <table:table-cell office:value-type="float" office:value="1051" calcext:value-type="float">
            <text:p>1051</text:p>
          </table:table-cell>
          <table:table-cell/>
          <table:table-cell table:formula="of:=[.T4]/[.S4]" office:value-type="float" office:value="0.867877786952931" calcext:value-type="float">
            <text:p>0,867877786952931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A</text:p>
          </table:table-cell>
          <table:table-cell table:style-name="ce3" office:value-type="date" office:date-value="2021-03-10T11:11:00" calcext:value-type="date">
            <text:p>2021-03-10 11:11:00</text:p>
          </table:table-cell>
          <table:table-cell/>
          <table:table-cell office:value-type="string" calcext:value-type="string">
            <text:p>Leitos são “Somente gestão do Governo do Estado do Pará”</text:p>
          </table:table-cell>
          <table:table-cell/>
          <table:table-cell office:value-type="string" calcext:value-type="string">
            <text:p>https://www.covid-19.pa.gov.br/#/</text:p>
          </table:table-cell>
          <table:table-cell table:number-columns-repeated="12"/>
          <table:table-cell table:formula="of:=[.W5]+[.Z5]" office:value-type="float" office:value="495" calcext:value-type="float">
            <text:p>495</text:p>
          </table:table-cell>
          <table:table-cell table:formula="of:=[.X5]+[.AA5]" office:value-type="float" office:value="377" calcext:value-type="float">
            <text:p>377</text:p>
          </table:table-cell>
          <table:table-cell/>
          <table:table-cell table:formula="of:=[.T5]/[.S5]" office:value-type="float" office:value="0.761616161616162" calcext:value-type="float">
            <text:p>0,761616161616162</text:p>
          </table:table-cell>
          <table:table-cell office:value-type="float" office:value="487" calcext:value-type="float">
            <text:p>487</text:p>
          </table:table-cell>
          <table:table-cell table:formula="of:=[.W5]-114" office:value-type="float" office:value="373" calcext:value-type="float">
            <text:p>373</text:p>
          </table:table-cell>
          <table:table-cell table:formula="of:=[.X5]/[.W5]" office:value-type="float" office:value="0.765913757700205" calcext:value-type="float">
            <text:p>0,7659137577002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AA5]/[.Z5]" office:value-type="float" office:value="0.5" calcext:value-type="float">
            <text:p>0,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B</text:p>
          </table:table-cell>
          <table:table-cell table:style-name="ce3" office:value-type="date" office:date-value="2021-03-10T11:16:00" calcext:value-type="date">
            <text:p>2021-03-10 11:16:00</text:p>
          </table:table-cell>
          <table:table-cell table:style-name="ce3" office:value-type="date" office:date-value="2021-03-10T11:00:13" calcext:value-type="date">
            <text:p>2021-03-10 11:00:13</text:p>
          </table:table-cell>
          <table:table-cell/>
          <table:table-cell office:value-type="string" calcext:value-type="string">
            <text:p>Gestão de Leitos Covid-19 Paraíba</text:p>
          </table:table-cell>
          <table:table-cell office:value-type="string" calcext:value-type="string">
            <text:p>https://superset.plataformatarget.com.br/superset/dashboard/72/</text:p>
          </table:table-cell>
          <table:table-cell table:number-columns-repeated="12"/>
          <table:table-cell office:value-type="float" office:value="428" calcext:value-type="float">
            <text:p>428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T6]/[.S6]" office:value-type="float" office:value="0.803738317757009" calcext:value-type="float">
            <text:p>0,8037383177570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</text:p>
          </table:table-cell>
          <table:table-cell table:style-name="ce3" office:value-type="date" office:date-value="2021-03-10T11:22:00" calcext:value-type="date">
            <text:p>2021-03-10 11:22:00</text:p>
          </table:table-cell>
          <table:table-cell table:style-name="ce5" office:value-type="date" office:date-value="2021-03-09" calcext:value-type="date">
            <text:p>2021-03-09</text:p>
          </table:table-cell>
          <table:table-cell office:value-type="string" calcext:value-type="string">
            <text:p>O título da tabela é “Ocupação por tipo de leito SUS por casos suspeitos/confirmados COVID - 19 ”; painel gera confusão ao mostrar em alguns locais só confirmados, em outros suspeitos e confirmados; há discrepâncias internas; só há disponibilidade de leitos públicos entre dados</text:p>
          </table:table-cell>
          <table:table-cell/>
          <table:table-cell office:value-type="string" calcext:value-type="string">
            <text:p>http://www.coronavirus.pr.gov.br/Campanha/Pagina/Transparencia-Leitos-SUS-Exclusivos-para-COVID#</text:p>
          </table:table-cell>
          <table:table-cell table:number-columns-repeated="12"/>
          <table:table-cell table:formula="of:=[.W7]+[.Z7]" office:value-type="float" office:value="1528" calcext:value-type="float">
            <text:p>1528</text:p>
          </table:table-cell>
          <table:table-cell table:formula="of:=[.X7]+[.AA7]" office:value-type="float" office:value="1452" calcext:value-type="float">
            <text:p>1452</text:p>
          </table:table-cell>
          <table:table-cell/>
          <table:table-cell table:formula="of:=[.T7]/[.S7]" office:value-type="float" office:value="0.950261780104712" calcext:value-type="float">
            <text:p>0,950261780104712</text:p>
          </table:table-cell>
          <table:table-cell office:value-type="float" office:value="1506" calcext:value-type="float">
            <text:p>1506</text:p>
          </table:table-cell>
          <table:table-cell office:value-type="float" office:value="1438" calcext:value-type="float">
            <text:p>1438</text:p>
          </table:table-cell>
          <table:table-cell table:formula="of:=[.X7]/[.W7]" office:value-type="float" office:value="0.954847277556441" calcext:value-type="float">
            <text:p>0,95484727755644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AA7]/[.Z7]" office:value-type="float" office:value="0.636363636363636" calcext:value-type="float">
            <text:p>0,63636363636363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</text:p>
          </table:table-cell>
          <table:table-cell table:style-name="ce3" office:value-type="date" office:date-value="2021-03-10T11:32:00" calcext:value-type="date">
            <text:p>2021-03-10 11:32:00</text:p>
          </table:table-cell>
          <table:table-cell table:style-name="ce5" office:value-type="date" office:date-value="2021-03-08" calcext:value-type="date">
            <text:p>2021-03-08</text:p>
          </table:table-cell>
          <table:table-cell office:value-type="string" calcext:value-type="string">
            <text:p>Só leitos SUS</text:p>
          </table:table-cell>
          <table:table-cell/>
          <table:table-cell office:value-type="string" calcext:value-type="string">
            <text:p>https://dados.seplag.pe.gov.br/apps/corona.html</text:p>
          </table:table-cell>
          <table:table-cell table:number-columns-repeated="12"/>
          <table:table-cell office:value-type="float" office:value="1068" calcext:value-type="float">
            <text:p>1068</text:p>
          </table:table-cell>
          <table:table-cell table:formula="of:=ROUND([.S8]*[.V8])" office:value-type="float" office:value="1015" calcext:value-type="float">
            <text:p>1015</text:p>
          </table:table-cell>
          <table:table-cell/>
          <table:table-cell office:value-type="float" office:value="0.95" calcext:value-type="float">
            <text:p>0,9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I</text:p>
          </table:table-cell>
          <table:table-cell table:style-name="ce3" office:value-type="date" office:date-value="2021-03-10T11:38:00" calcext:value-type="date">
            <text:p>2021-03-10 11:38:00</text:p>
          </table:table-cell>
          <table:table-cell table:number-columns-repeated="3"/>
          <table:table-cell office:value-type="string" calcext:value-type="string">
            <text:p>https://datastudio.google.com/reporting/a6dc07e9-4161-4b5a-9f2a-6f9be486e8f9/page/2itOB</text:p>
          </table:table-cell>
          <table:table-cell table:formula="of:=42+335" office:value-type="float" office:value="377" calcext:value-type="float">
            <text:p>377</text:p>
          </table:table-cell>
          <table:table-cell/>
          <table:table-cell office:value-type="float" office:value="335" calcext:value-type="float">
            <text:p>335</text:p>
          </table:table-cell>
          <table:table-cell table:formula="of:=[.I9]/[.G9]" office:value-type="float" office:value="0.888594164456233" calcext:value-type="float">
            <text:p>0,88859416445623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O</text:p>
          </table:table-cell>
          <table:table-cell table:style-name="ce3" office:value-type="date" office:date-value="2021-03-10T11:41:00" calcext:value-type="date">
            <text:p>2021-03-10 11:41:00</text:p>
          </table:table-cell>
          <table:table-cell table:style-name="ce5" office:value-type="date" office:date-value="2021-03-09" calcext:value-type="date">
            <text:p>2021-03-09</text:p>
          </table:table-cell>
          <table:table-cell table:number-columns-repeated="2"/>
          <table:table-cell office:value-type="string" calcext:value-type="string">
            <text:p>https://covid19.sesau.ro.gov.br/Home/LeitosEvolucao</text:p>
          </table:table-cell>
          <table:table-cell table:formula="of:=[.S10]+10+7+45+10" office:value-type="float" office:value="403" calcext:value-type="float">
            <text:p>403</text:p>
          </table:table-cell>
          <table:table-cell/>
          <table:table-cell table:formula="of:=[.T10]+7+7+37+9" office:value-type="float" office:value="371" calcext:value-type="float">
            <text:p>371</text:p>
          </table:table-cell>
          <table:table-cell table:formula="of:=[.I10]/[.G10]" office:value-type="float" office:value="0.920595533498759" calcext:value-type="float">
            <text:p>0,920595533498759</text:p>
          </table:table-cell>
          <table:table-cell table:number-columns-repeated="8"/>
          <table:table-cell table:formula="of:=[.W10]+[.Z10]" office:value-type="float" office:value="331" calcext:value-type="float">
            <text:p>331</text:p>
          </table:table-cell>
          <table:table-cell table:formula="of:=[.X10]+[.AA10]" office:value-type="float" office:value="311" calcext:value-type="float">
            <text:p>311</text:p>
          </table:table-cell>
          <table:table-cell/>
          <table:table-cell table:formula="of:=[.T10]/[.S10]" office:value-type="float" office:value="0.939577039274924" calcext:value-type="float">
            <text:p>0,939577039274924</text:p>
          </table:table-cell>
          <table:table-cell table:formula="of:=9+246+2+64" office:value-type="float" office:value="321" calcext:value-type="float">
            <text:p>321</text:p>
          </table:table-cell>
          <table:table-cell table:formula="of:=246+64" office:value-type="float" office:value="310" calcext:value-type="float">
            <text:p>310</text:p>
          </table:table-cell>
          <table:table-cell table:formula="of:=[.X10]/[.W10]" office:value-type="float" office:value="0.965732087227414" calcext:value-type="float">
            <text:p>0,965732087227414</text:p>
          </table:table-cell>
          <table:table-cell table:formula="of:=8+1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A10]/[.Z10]" office:value-type="float" office:value="0.1" calcext:value-type="float">
            <text:p>0,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R</text:p>
          </table:table-cell>
          <table:table-cell table:style-name="ce3" office:value-type="date" office:date-value="2021-03-10T11:48:00" calcext:value-type="date">
            <text:p>2021-03-10 11:48:00</text:p>
          </table:table-cell>
          <table:table-cell table:style-name="ce5" office:value-type="date" office:date-value="2021-03-09" calcext:value-type="date">
            <text:p>2021-03-09</text:p>
          </table:table-cell>
          <table:table-cell office:value-type="string" calcext:value-type="string">
            <text:p>Clicar em “Outros Dados/CSV”</text:p>
          </table:table-cell>
          <table:table-cell/>
          <table:table-cell office:value-type="string" calcext:value-type="string">
            <text:p>https://roraimacontraocorona.rr.gov.br/transparencia/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I11]/[.G11]" office:value-type="float" office:value="0.695238095238095" calcext:value-type="float">
            <text:p>0,69523809523809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E</text:p>
          </table:table-cell>
          <table:table-cell table:style-name="ce3" office:value-type="date" office:date-value="2021-03-10T11:52:00" calcext:value-type="date">
            <text:p>2021-03-10 11:52:00</text:p>
          </table:table-cell>
          <table:table-cell/>
          <table:table-cell office:value-type="string" calcext:value-type="string">
            <text:p>Aparentemente os dados da rede pública são de todas UTI, e da privada só UTI covid</text:p>
          </table:table-cell>
          <table:table-cell/>
          <table:table-cell office:value-type="string" calcext:value-type="string">
            <text:p>https://todoscontraocorona.net.br/</text:p>
          </table:table-cell>
          <table:table-cell table:formula="of:=183+144" office:value-type="float" office:value="327" calcext:value-type="float">
            <text:p>327</text:p>
          </table:table-cell>
          <table:table-cell/>
          <table:table-cell table:formula="of:=136+136" office:value-type="float" office:value="272" calcext:value-type="float">
            <text:p>272</text:p>
          </table:table-cell>
          <table:table-cell table:formula="of:=[.I12]/[.G12]" office:value-type="float" office:value="0.831804281345566" calcext:value-type="float">
            <text:p>0,8318042813455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</text:p>
          </table:table-cell>
          <table:table-cell table:style-name="ce3" office:value-type="date" office:date-value="2021-03-10T11:56:00" calcext:value-type="date">
            <text:p>2021-03-10 11:56:00</text:p>
          </table:table-cell>
          <table:table-cell table:style-name="ce3" office:value-type="date" office:date-value="2021-03-09T12:31:00" calcext:value-type="date">
            <text:p>2021-03-09 12:31:00</text:p>
          </table:table-cell>
          <table:table-cell office:value-type="string" calcext:value-type="string">
            <text:p>Taxa de ocupação é disponibilizada apenas por hospital; segundo matéria, é de 94% (<text:a xlink:href="https://g1.globo.com/to/tocantins/noticia/2021/03/10/to-tem-apenas-duas-vagas-de-uti-e-secretaria-de-saude-diz-que-nao-e-possivel-especificar-quantas-pessoas-estao-na-fila.ghtml" xlink:type="simple">https://g1.globo.com/to/tocantins/noticia/2021/03/10/to-tem-apenas-duas-vagas-de-uti-e-secretaria-de-saude-diz-que-nao-e-possivel-especificar-quantas-pessoas-estao-na-fila.ghtml</text:a>)</text:p>
          </table:table-cell>
          <table:table-cell/>
          <table:table-cell office:value-type="string" calcext:value-type="string">
            <text:p>http://integra.saude.to.gov.br/covid19</text:p>
          </table:table-cell>
          <table:table-cell table:number-columns-repeated="12"/>
          <table:table-cell table:formula="of:=ROUND([.T13]/[.V13])" office:value-type="float" office:value="216" calcext:value-type="float">
            <text:p>216</text:p>
          </table:table-cell>
          <table:table-cell table:formula="of:=131+72" office:value-type="float" office:value="203" calcext:value-type="float">
            <text:p>203</text:p>
          </table:table-cell>
          <table:table-cell/>
          <table:table-cell office:value-type="float" office:value="0.94" calcext:value-type="float">
            <text:p>0,94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AC</text:p>
          </table:table-cell>
          <table:table-cell table:style-name="ce4" office:value-type="date" office:date-value="2021-03-10T12:06:00" calcext:value-type="date">
            <text:p>2021-03-10 12:06:00</text:p>
          </table:table-cell>
          <table:table-cell table:style-name="ce6" office:value-type="date" office:date-value="2021-02-28" calcext:value-type="date">
            <text:p>2021-02-28</text:p>
          </table:table-cell>
          <table:table-cell table:style-name="ce8" office:value-type="string" calcext:value-type="string">
            <text:p>Desatualizado?</text:p>
          </table:table-cell>
          <table:table-cell table:style-name="ce2"/>
          <table:table-cell table:style-name="ce2" office:value-type="string" calcext:value-type="string">
            <text:p>http://covid19.ac.gov.br/monitoramento/leitos</text:p>
          </table:table-cell>
          <table:table-cell table:style-name="ce2" table:number-columns-repeated="12"/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4" calcext:value-type="float">
            <text:p>114</text:p>
          </table:table-cell>
          <table:table-cell table:style-name="ce2"/>
          <table:table-cell table:formula="of:=[.T14]/[.S14]" office:value-type="float" office:value="1.02702702702703" calcext:value-type="float">
            <text:p>1,02702702702703</text:p>
          </table:table-cell>
          <table:table-cell table:style-name="ce2" table:number-columns-repeated="1002"/>
        </table:table-row>
        <table:table-row table:style-name="ro2">
          <table:table-cell office:value-type="string" calcext:value-type="string">
            <text:p>AL</text:p>
          </table:table-cell>
          <table:table-cell table:style-name="ce3" office:value-type="date" office:date-value="2021-03-10T12:07:00" calcext:value-type="date">
            <text:p>2021-03-10 12:07:00</text:p>
          </table:table-cell>
          <table:table-cell table:style-name="ce3" office:value-type="date" office:date-value="2021-03-10T10:59:50" calcext:value-type="date">
            <text:p>2021-03-10 10:59:50</text:p>
          </table:table-cell>
          <table:table-cell table:number-columns-repeated="2"/>
          <table:table-cell office:value-type="string" calcext:value-type="string">
            <text:p>https://app.powerbi.com/view?r=eyJrIjoiZDdmMTE3N2UtZWE1NS00MWRmLTg0MmYtNmE3ZmJjNjg5ZmYwIiwidCI6IjkxNzAxZWRlLWM3ZjctNDA0Ny04YzVjLTkyMDMxOGE4NmYxMSJ9&amp;pageName=ReportSection889e35e470b1cec7b8e9</text:p>
          </table:table-cell>
          <table:table-cell table:number-columns-repeated="12"/>
          <table:table-cell office:value-type="float" office:value="310" calcext:value-type="float">
            <text:p>310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T15]/[.S15]" office:value-type="float" office:value="0.751612903225806" calcext:value-type="float">
            <text:p>0,75161290322580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P</text:p>
          </table:table-cell>
          <table:table-cell table:style-name="ce3" office:value-type="date" office:date-value="2021-03-10T12:09:00" calcext:value-type="date">
            <text:p>2021-03-10 12:09:00</text:p>
          </table:table-cell>
          <table:table-cell table:number-columns-repeated="3"/>
          <table:table-cell office:value-type="string" calcext:value-type="string">
            <text:p>http://painel.corona.ap.gov.br/leitos/</text:p>
          </table:table-cell>
          <table:table-cell table:formula="of:=120+[.S16]" office:value-type="float" office:value="244" calcext:value-type="float">
            <text:p>244</text:p>
          </table:table-cell>
          <table:table-cell/>
          <table:table-cell table:formula="of:=57+[.T16]" office:value-type="float" office:value="160" calcext:value-type="float">
            <text:p>160</text:p>
          </table:table-cell>
          <table:table-cell table:formula="of:=[.I16]/[.G16]" office:value-type="float" office:value="0.655737704918033" calcext:value-type="float">
            <text:p>0,655737704918033</text:p>
          </table:table-cell>
          <table:table-cell table:number-columns-repeated="8"/>
          <table:table-cell table:formula="of:=[.W16]+[.Z16]" office:value-type="float" office:value="124" calcext:value-type="float">
            <text:p>124</text:p>
          </table:table-cell>
          <table:table-cell table:formula="of:=[.X16]+[.AA16]" office:value-type="float" office:value="103" calcext:value-type="float">
            <text:p>103</text:p>
          </table:table-cell>
          <table:table-cell/>
          <table:table-cell table:formula="of:=[.T16]/[.S16]" office:value-type="float" office:value="0.830645161290323" calcext:value-type="float">
            <text:p>0,830645161290323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formula="of:=[.X16]/[.W16]" office:value-type="float" office:value="0.840336134453782" calcext:value-type="float">
            <text:p>0,8403361344537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AA16]/[.Z16]" office:value-type="float" office:value="0.6" calcext:value-type="float">
            <text:p>0,6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</text:p>
          </table:table-cell>
          <table:table-cell table:style-name="ce3" office:value-type="date" office:date-value="2021-03-10T12:16:00" calcext:value-type="date">
            <text:p>2021-03-10 12:16:00</text:p>
          </table:table-cell>
          <table:table-cell table:style-name="ce5" office:value-type="date" office:date-value="2021-03-09" calcext:value-type="date">
            <text:p>2021-03-09</text:p>
          </table:table-cell>
          <table:table-cell table:number-columns-repeated="2"/>
          <table:table-cell office:value-type="string" calcext:value-type="string">
            <text:p>http://www.fvs.am.gov.br/media/uploads/sala_de_situacao/Levantamento_de_Leitos_e_UTI_em_Manaus.pdf</text:p>
          </table:table-cell>
          <table:table-cell table:formula="of:=313+[.S17]" office:value-type="float" office:value="829" calcext:value-type="float">
            <text:p>829</text:p>
          </table:table-cell>
          <table:table-cell/>
          <table:table-cell table:formula="of:=240+[.T17]" office:value-type="float" office:value="670" calcext:value-type="float">
            <text:p>670</text:p>
          </table:table-cell>
          <table:table-cell table:formula="of:=[.I17]/[.G17]" office:value-type="float" office:value="0.808202653799759" calcext:value-type="float">
            <text:p>0,808202653799759</text:p>
          </table:table-cell>
          <table:table-cell table:number-columns-repeated="8"/>
          <table:table-cell office:value-type="float" office:value="516" calcext:value-type="float">
            <text:p>516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T17]/[.S17]" office:value-type="float" office:value="0.833333333333333" calcext:value-type="float">
            <text:p>0,83333333333333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E</text:p>
          </table:table-cell>
          <table:table-cell table:style-name="ce3" office:value-type="date" office:date-value="2021-03-10T12:24:00" calcext:value-type="date">
            <text:p>2021-03-10 12:24:00</text:p>
          </table:table-cell>
          <table:table-cell table:style-name="ce5" office:value-type="date" office:date-value="2021-03-09" calcext:value-type="date">
            <text:p>2021-03-09</text:p>
          </table:table-cell>
          <table:table-cell office:value-type="string" calcext:value-type="string">
            <text:p>Tabela “Leitos clínicos e UTI (operacionais e ocupados) por unidade de saúde - Covid 19”</text:p>
          </table:table-cell>
          <table:table-cell/>
          <table:table-cell office:value-type="string" calcext:value-type="string">
            <text:p>https://indicadores.integrasus.saude.ce.gov.br/indicadores/indicadores-coronavirus/indice-transparencia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float" office:value="1021" calcext:value-type="float">
            <text:p>1021</text:p>
          </table:table-cell>
          <table:table-cell table:formula="of:=[.I18]/[.G18]" office:value-type="float" office:value="0.989341085271318" calcext:value-type="float">
            <text:p>0,9893410852713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F</text:p>
          </table:table-cell>
          <table:table-cell table:style-name="ce3" office:value-type="date" office:date-value="2021-03-10T12:36:00" calcext:value-type="date">
            <text:p>2021-03-10 12:36:00</text:p>
          </table:table-cell>
          <table:table-cell table:style-name="ce3" office:value-type="date" office:date-value="2021-03-10T10:10:13" calcext:value-type="date">
            <text:p>2021-03-10 10:10:13</text:p>
          </table:table-cell>
          <table:table-cell office:value-type="string" calcext:value-type="string">
            <text:p>Mostra também leitos “Panorama 1”, ainda não disponíveis</text:p>
          </table:table-cell>
          <table:table-cell/>
          <table:table-cell office:value-type="string" calcext:value-type="string">
            <text:p>http://info.saude.df.gov.br/area-tecnica/covid-leitos-publicos-uti-gerais/</text:p>
          </table:table-cell>
          <table:table-cell table:formula="of:=[.I19]+[.H19]+18" office:value-type="float" office:value="342" calcext:value-type="float">
            <text:p>342</text:p>
          </table:table-cell>
          <table:table-cell office:value-type="float" office:value="57" calcext:value-type="float">
            <text:p>57</text:p>
          </table:table-cell>
          <table:table-cell office:value-type="float" office:value="267" calcext:value-type="float">
            <text:p>267</text:p>
          </table:table-cell>
          <table:table-cell table:formula="of:=([.I19]+[.H19])/[.G19]" office:value-type="float" office:value="0.947368421052632" calcext:value-type="float">
            <text:p>0,94736842105263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S</text:p>
          </table:table-cell>
          <table:table-cell table:style-name="ce3" office:value-type="date" office:date-value="2021-03-10T12:42:00" calcext:value-type="date">
            <text:p>2021-03-10 12:42:00</text:p>
          </table:table-cell>
          <table:table-cell table:style-name="ce3" office:value-type="date" office:date-value="2021-03-10T11:03:00" calcext:value-type="date">
            <text:p>2021-03-10 11:03:00</text:p>
          </table:table-cell>
          <table:table-cell table:number-columns-repeated="2"/>
          <table:table-cell office:value-type="string" calcext:value-type="string">
            <text:p>https://coronavirus.es.gov.br/painel-ocupacao-de-leitos-hospitalares</text:p>
          </table:table-cell>
          <table:table-cell table:number-columns-repeated="12"/>
          <table:table-cell office:value-type="float" office:value="724" calcext:value-type="float">
            <text:p>724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0.8025" calcext:value-type="float">
            <text:p>0,8025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GO</text:p>
          </table:table-cell>
          <table:table-cell table:style-name="ce3" office:value-type="date" office:date-value="2021-03-10T14:01:00" calcext:value-type="date">
            <text:p>2021-03-10 14:01:00</text:p>
          </table:table-cell>
          <table:table-cell table:number-columns-repeated="3"/>
          <table:table-cell office:value-type="string" calcext:value-type="string">
            <text:p>https://extranet.saude.go.gov.br/pentaho/api/repos/:mapa_de_leitos:paineis:painel.wcdf/generatedContent</text:p>
          </table:table-cell>
          <table:table-cell table:formula="of:=[.K21]+[.O21]" office:value-type="float" office:value="744" calcext:value-type="float">
            <text:p>744</text:p>
          </table:table-cell>
          <table:table-cell table:formula="of:=[.L21]+[.P21]" office:value-type="float" office:value="22" calcext:value-type="float">
            <text:p>22</text:p>
          </table:table-cell>
          <table:table-cell table:formula="of:=[.M21]+[.Q21]" office:value-type="float" office:value="677" calcext:value-type="float">
            <text:p>677</text:p>
          </table:table-cell>
          <table:table-cell table:formula="of:=([.I21]+[.H21])/[.G21]" office:value-type="float" office:value="0.939516129032258" calcext:value-type="float">
            <text:p>0,939516129032258</text:p>
          </table:table-cell>
          <table:table-cell office:value-type="float" office:value="689" calcext:value-type="float">
            <text:p>689</text:p>
          </table:table-cell>
          <table:table-cell office:value-type="float" office:value="19" calcext:value-type="float">
            <text:p>19</text:p>
          </table:table-cell>
          <table:table-cell office:value-type="float" office:value="638" calcext:value-type="float">
            <text:p>638</text:p>
          </table:table-cell>
          <table:table-cell table:formula="of:=([.M21]+[.L21])/[.K21]" office:value-type="float" office:value="0.95355587808418" calcext:value-type="float">
            <text:p>0,9535558780841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formula="of:=([.Q21]+[.P21])/[.O21]" office:value-type="float" office:value="0.763636363636364" calcext:value-type="float">
            <text:p>0,763636363636364</text:p>
          </table:table-cell>
          <table:table-cell office:value-type="float" office:value="427" calcext:value-type="float">
            <text:p>427</text:p>
          </table:table-cell>
          <table:table-cell office:value-type="float" office:value="405" calcext:value-type="float">
            <text:p>405</text:p>
          </table:table-cell>
          <table:table-cell office:value-type="float" office:value="12" calcext:value-type="float">
            <text:p>12</text:p>
          </table:table-cell>
          <table:table-cell table:formula="of:=([.U21]+[.T21])/[.S21]" office:value-type="float" office:value="0.976580796252927" calcext:value-type="float">
            <text:p>0,976580796252927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S</text:p>
          </table:table-cell>
          <table:table-cell table:style-name="ce3" office:value-type="date" office:date-value="2021-03-10T14:09:00" calcext:value-type="date">
            <text:p>2021-03-10 14:09:00</text:p>
          </table:table-cell>
          <table:table-cell table:style-name="ce3" office:value-type="date" office:date-value="2021-03-10T13:00:00" calcext:value-type="date">
            <text:p>2021-03-10 13:00:00</text:p>
          </table:table-cell>
          <table:table-cell table:number-columns-repeated="2"/>
          <table:table-cell office:value-type="string" calcext:value-type="string">
            <text:p>https://mais.saude.ms.gov.br/sense/app/9e10f0fb-ab2a-4612-808b-e303abfd7504/sheet/ce83223f-ef3a-4ab9-bf13-61dfd0e3ef34/state/analysis</text:p>
          </table:table-cell>
          <table:table-cell table:number-columns-repeated="12"/>
          <table:table-cell office:value-type="float" office:value="851" calcext:value-type="float">
            <text:p>851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T22]/[.S22]" office:value-type="float" office:value="0.893066980023502" calcext:value-type="float">
            <text:p>0,89306698002350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G</text:p>
          </table:table-cell>
          <table:table-cell table:style-name="ce3" office:value-type="date" office:date-value="2021-03-10T14:15:00" calcext:value-type="date">
            <text:p>2021-03-10 14:15:00</text:p>
          </table:table-cell>
          <table:table-cell table:style-name="ce5" office:value-type="date" office:date-value="2021-03-10" calcext:value-type="date">
            <text:p>2021-03-10</text:p>
          </table:table-cell>
          <table:table-cell table:number-columns-repeated="2"/>
          <table:table-cell office:value-type="string" calcext:value-type="string">
            <text:p>https://coronavirus.saude.mg.gov.br/painel</text:p>
          </table:table-cell>
          <table:table-cell office:value-type="float" office:value="4199" calcext:value-type="float">
            <text:p>4199</text:p>
          </table:table-cell>
          <table:table-cell/>
          <table:table-cell office:value-type="float" office:value="3310" calcext:value-type="float">
            <text:p>3310</text:p>
          </table:table-cell>
          <table:table-cell table:formula="of:=[.I23]/[.G23]" office:value-type="float" office:value="0.788282924505835" calcext:value-type="float">
            <text:p>0,78828292450583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RJ</text:p>
          </table:table-cell>
          <table:table-cell table:style-name="ce4" office:value-type="date" office:date-value="2021-03-10T14:19:00" calcext:value-type="date">
            <text:p>2021-03-10 14:19:00</text:p>
          </table:table-cell>
          <table:table-cell table:style-name="ce2"/>
          <table:table-cell table:style-name="ce8" office:value-type="string" calcext:value-type="string">
            <text:p>Painel oficial não funciona (<text:a xlink:href="http://painel.saude.rj.gov.br/monitoramento/covid19.html" xlink:type="simple">http://painel.saude.rj.gov.br/monitoramento/covid19.html</text:a>)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RN</text:p>
          </table:table-cell>
          <table:table-cell table:style-name="ce3" office:value-type="date" office:date-value="2021-03-10T14:20:00" calcext:value-type="date">
            <text:p>2021-03-10 14:20:00</text:p>
          </table:table-cell>
          <table:table-cell/>
          <table:table-cell office:value-type="string" calcext:value-type="string">
            <text:p>Só leitos SUS</text:p>
          </table:table-cell>
          <table:table-cell/>
          <table:table-cell office:value-type="string" calcext:value-type="string">
            <text:p>https://portalcovid19.saude.rn.gov.br/medidas/regularn-situacao-dos-leitos-do-rn/</text:p>
          </table:table-cell>
          <table:table-cell table:number-columns-repeated="12"/>
          <table:table-cell office:value-type="float" office:value="321" calcext:value-type="float">
            <text:p>321</text:p>
          </table:table-cell>
          <table:table-cell office:value-type="float" office:value="293" calcext:value-type="float">
            <text:p>293</text:p>
          </table:table-cell>
          <table:table-cell office:value-type="float" office:value="15" calcext:value-type="float">
            <text:p>15</text:p>
          </table:table-cell>
          <table:table-cell table:formula="of:=([.U25]+[.T25])/[.S25]" office:value-type="float" office:value="0.959501557632399" calcext:value-type="float">
            <text:p>0,959501557632399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S</text:p>
          </table:table-cell>
          <table:table-cell table:style-name="ce3" office:value-type="date" office:date-value="2021-03-10T14:24:00" calcext:value-type="date">
            <text:p>2021-03-10 14:24:00</text:p>
          </table:table-cell>
          <table:table-cell table:style-name="ce3" office:value-type="date" office:date-value="2021-03-10T14:07:00" calcext:value-type="date">
            <text:p>2021-03-10 14:07:00</text:p>
          </table:table-cell>
          <table:table-cell table:number-columns-repeated="2"/>
          <table:table-cell office:value-type="string" calcext:value-type="string">
            <text:p>https://covid.saude.rs.gov.br/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3245" calcext:value-type="float">
            <text:p>3245</text:p>
          </table:table-cell>
          <table:table-cell table:formula="of:=[.I26]/[.G26]" office:value-type="float" office:value="1.05631510416667" calcext:value-type="float">
            <text:p>1,0563151041666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C</text:p>
          </table:table-cell>
          <table:table-cell table:style-name="ce3" office:value-type="date" office:date-value="2021-03-10T14:26:00" calcext:value-type="date">
            <text:p>2021-03-10 14:26:00</text:p>
          </table:table-cell>
          <table:table-cell table:style-name="ce3" office:value-type="date" office:date-value="2021-03-10T11:09:00" calcext:value-type="date">
            <text:p>2021-03-10 11:09:00</text:p>
          </table:table-cell>
          <table:table-cell table:number-columns-repeated="2"/>
          <table:table-cell office:value-type="string" calcext:value-type="string">
            <text:p>https://app.powerbi.com/view?r=eyJrIjoiMTgwN2I4NTEtM2RhYi00OTYzLWJiMmYtOTRmNjBmZmM4Y2NjIiwidCI6ImExN2QwM2ZjLTRiYWMtNGI2OC1iZDY4LWUzOTYzYTJlYzRlNiJ9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float" office:value="1541" calcext:value-type="float">
            <text:p>1541</text:p>
          </table:table-cell>
          <table:table-cell table:formula="of:=[.I27]/[.G27]" office:value-type="float" office:value="0.962523422860712" calcext:value-type="float">
            <text:p>0,96252342286071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SP</text:p>
          </table:table-cell>
          <table:table-cell table:style-name="ce4" office:value-type="date" office:date-value="2021-03-10T14:32:00" calcext:value-type="date">
            <text:p>2021-03-10 14:32:00</text:p>
          </table:table-cell>
          <table:table-cell table:style-name="ce6" office:value-type="date" office:date-value="2021-03-06" calcext:value-type="date">
            <text:p>2021-03-06</text:p>
          </table:table-cell>
          <table:table-cell table:style-name="ce8" office:value-type="string" calcext:value-type="string">
            <text:p>Dados oficiais estão incompletos, também não disponibilizam total de leitos (<text:a xlink:href="https://www.saopaulo.sp.gov.br/planosp/simi/leitos/" xlink:type="simple">https://www.saopaulo.sp.gov.br/planosp/simi/leitos/</text:a>)</text:p>
          </table:table-cell>
          <table:table-cell table:style-name="ce2"/>
          <table:table-cell table:style-name="ce2" office:value-type="string" calcext:value-type="string">
            <text:p>https://g1.globo.com/sp/sao-paulo/noticia/2021/03/06/estado-de-sao-paulo-bate-novo-recorde-de-internados-por-covid-19-e-de-ocupacao-de-leitos-de-uti-neste-sabado.ghtml</text:p>
          </table:table-cell>
          <table:table-cell table:style-name="ce2" table:formula="of:=ROUND([.I28]/[.J28])" office:value-type="float" office:value="10430" calcext:value-type="float">
            <text:p>10430</text:p>
          </table:table-cell>
          <table:table-cell table:style-name="ce2"/>
          <table:table-cell table:style-name="ce2" office:value-type="float" office:value="8292" calcext:value-type="float">
            <text:p>8292</text:p>
          </table:table-cell>
          <table:table-cell table:style-name="ce2" office:value-type="float" office:value="0.795" calcext:value-type="float">
            <text:p>0,795</text:p>
          </table:table-cell>
          <table:table-cell table:style-name="ce2" table:number-columns-repeated="101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51:03.329539498</meta:creation-date>
    <dc:date>2021-03-10T14:44:11.977389586</dc:date>
    <meta:editing-duration>PT3H52M56S</meta:editing-duration>
    <meta:editing-cycles>30</meta:editing-cycles>
    <meta:generator>LibreOffice/6.4.6.2$Linux_X86_64 LibreOffice_project/40$Build-2</meta:generator>
    <meta:document-statistic meta:table-count="1" meta:cell-count="279" meta:object-count="0"/>
  </office:meta>
</office:document-meta>
</file>